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Default">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2" style:family="paragraph" style:parent-style-name="Default">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style:letter-kerning="true" style:font-size-asian="18pt" style:font-style-asian="normal" style:font-weight-asian="normal" style:font-weight-complex="normal" style:text-emphasize="none" loext:padding="0cm" loext:border="none"/>
    </style:style>
    <style:style style:name="P3" style:family="paragraph" style:parent-style-name="Default">
      <style:paragraph-properties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bold" officeooo:rsid="0001ea9a" officeooo:paragraph-rsid="0003d6cf" style:letter-kerning="true" style:font-name-asian="DejaVu Sans" style:font-size-asian="18pt" style:font-style-asian="normal" style:font-weight-asian="bold" style:font-name-complex="Liberation Sans1" style:font-size-complex="12pt" style:font-weight-complex="bold" style:text-emphasize="none" loext:padding="0cm" loext:border="none"/>
    </style:style>
    <style:style style:name="P4" style:family="paragraph" style:parent-style-name="Default">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bold" officeooo:rsid="0001ea9a" officeooo:paragraph-rsid="00175c7f" style:letter-kerning="true" style:font-name-asian="DejaVu Sans" style:font-size-asian="18pt" style:font-style-asian="normal" style:font-weight-asian="bold" style:font-name-complex="Liberation Sans1" style:font-size-complex="12pt" style:font-weight-complex="bold" style:text-emphasize="none" loext:padding="0cm" loext:border="none"/>
    </style:style>
    <style:style style:name="P5" style:family="paragraph" style:parent-style-name="Default">
      <style:paragraph-properties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bold" officeooo:rsid="0001ea9a" officeooo:paragraph-rsid="0003d6cf" style:letter-kerning="true" style:font-size-asian="18pt" style:font-style-asian="normal" style:font-weight-asian="bold" style:font-weight-complex="bold" style:text-emphasize="none" loext:padding="0cm" loext:border="none"/>
    </style:style>
    <style:style style:name="P6" style:family="paragraph" style:parent-style-name="Default">
      <style:paragraph-properties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bold" officeooo:rsid="0001ea9a" officeooo:paragraph-rsid="0007af87" style:letter-kerning="true" style:font-size-asian="18pt" style:font-style-asian="normal" style:font-weight-asian="bold" style:font-weight-complex="bold" style:text-emphasize="none" loext:padding="0cm" loext:border="none"/>
    </style:style>
    <style:style style:name="P7" style:family="paragraph" style:parent-style-name="Default">
      <style:paragraph-properties style:line-height-at-least="0.353cm" fo:text-align="start" style:justify-single-word="false"/>
      <style:text-properties fo:color="#00a65d" style:text-outline="false" style:text-line-through-style="none" style:text-line-through-type="none" style:font-name="Arial" fo:font-size="14pt" fo:letter-spacing="normal" fo:language="en" fo:country="AU" fo:font-style="normal" fo:text-shadow="none" style:text-underline-style="none" fo:font-weight="normal" officeooo:rsid="00088501" officeooo:paragraph-rsid="00088501"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8" style:family="paragraph" style:parent-style-name="Default">
      <style:paragraph-properties fo:margin-left="0cm" fo:margin-right="0cm" style:line-height-at-least="0.353cm" fo:text-align="start" style:justify-single-word="false" fo:text-indent="0cm" style:auto-text-indent="false"/>
      <style:text-properties fo:color="#000000" style:text-outline="false" style:text-line-through-style="none" style:text-line-through-type="none" style:font-name="Arial" fo:font-size="14pt" fo:letter-spacing="normal" fo:language="en" fo:country="AU" fo:font-style="normal" fo:text-shadow="none" style:text-underline-style="none" fo:font-weight="bold" officeooo:rsid="0001ea9a" style:letter-kerning="true" style:font-name-asian="DejaVu Sans" style:font-size-asian="18pt" style:font-style-asian="normal" style:font-weight-asian="bold" style:font-name-complex="Liberation Sans1" style:font-size-complex="12pt" style:font-weight-complex="bold" style:text-emphasize="none" loext:padding="0cm" loext:border="none"/>
    </style:style>
    <style:style style:name="P9" style:family="paragraph" style:parent-style-name="Default">
      <style:paragraph-properties fo:margin-left="0cm" fo:margin-right="0cm" style:line-height-at-least="0.353cm" fo:text-align="start" style:justify-single-word="false" fo:text-indent="0cm" style:auto-text-indent="false"/>
      <style:text-properties fo:color="#000000" style:text-outline="false" style:text-line-through-style="none" style:text-line-through-type="none" style:font-name="Arial" fo:font-size="14pt" fo:letter-spacing="normal" fo:language="en" fo:country="AU" fo:font-style="normal" fo:text-shadow="none" style:text-underline-style="none" fo:font-weight="bold" officeooo:rsid="0001ea9a" officeooo:paragraph-rsid="0007af87" style:letter-kerning="true" style:font-name-asian="DejaVu Sans" style:font-size-asian="18pt" style:font-style-asian="normal" style:font-weight-asian="bold" style:font-name-complex="Liberation Sans1" style:font-size-complex="12pt" style:font-weight-complex="bold" style:text-emphasize="none" loext:padding="0cm" loext:border="none"/>
    </style:style>
    <style:style style:name="P10" style:family="paragraph" style:parent-style-name="Default">
      <style:paragraph-properties fo:margin-left="0cm" fo:margin-right="0cm" style:line-height-at-least="0.353cm" fo:text-align="start" style:justify-single-word="false" fo:text-indent="0cm" style:auto-text-indent="false"/>
      <style:text-properties fo:color="#000000" style:text-outline="false" style:text-line-through-style="none" style:text-line-through-type="none" style:font-name="Arial" fo:font-size="14pt" fo:letter-spacing="normal" fo:language="en" fo:country="AU" fo:font-style="normal" fo:text-shadow="none" style:text-underline-style="none" fo:font-weight="bold" officeooo:rsid="0001ea9a" officeooo:paragraph-rsid="00175c7f" style:letter-kerning="true" style:font-name-asian="DejaVu Sans" style:font-size-asian="18pt" style:font-style-asian="normal" style:font-weight-asian="bold" style:font-name-complex="Liberation Sans1" style:font-size-complex="12pt" style:font-weight-complex="bold" style:text-emphasize="none" loext:padding="0cm" loext:border="none"/>
    </style:style>
    <style:style style:name="P11" style:family="paragraph" style:parent-style-name="Default">
      <style:paragraph-properties fo:margin-left="0cm" fo:margin-right="0cm" style:line-height-at-least="0.353cm" fo:text-align="start" style:justify-single-word="false" fo:text-indent="0cm" style:auto-text-indent="false"/>
      <style:text-properties fo:color="#000000" style:text-outline="false" style:text-line-through-style="none" style:text-line-through-type="none" style:font-name="Arial" fo:font-size="14pt" fo:letter-spacing="normal" fo:language="en" fo:country="AU" fo:font-style="normal" fo:text-shadow="none" style:text-underline-style="none" fo:font-weight="bold" officeooo:rsid="0001ea9a" style:letter-kerning="true" style:font-size-asian="18pt" style:font-style-asian="normal" style:font-weight-asian="bold" style:font-weight-complex="bold" style:text-emphasize="none" loext:padding="0cm" loext:border="none"/>
    </style:style>
    <style:style style:name="P12" style:family="paragraph" style:parent-style-name="Default">
      <style:paragraph-properties fo:margin-left="0cm" fo:margin-right="0cm" style:line-height-at-least="0.353cm" fo:text-align="start" style:justify-single-word="false" fo:text-indent="0cm" style:auto-text-indent="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style:letter-kerning="true" style:font-size-asian="18pt" style:font-style-asian="normal" style:font-weight-asian="normal" style:font-weight-complex="normal" style:text-emphasize="none" loext:padding="0cm" loext:border="none"/>
    </style:style>
    <style:style style:name="P13" style:family="paragraph" style:parent-style-name="Standard">
      <style:paragraph-properties fo:text-align="start" style:justify-single-word="false"/>
      <style:text-properties fo:font-size="14pt" fo:font-weight="normal" officeooo:rsid="0001ea9a" officeooo:paragraph-rsid="0001ea9a" style:font-weight-asian="normal" style:font-weight-complex="normal"/>
    </style:style>
    <style:style style:name="P14" style:family="paragraph" style:parent-style-name="Standard">
      <style:paragraph-properties fo:text-align="center" style:justify-single-word="false"/>
      <style:text-properties fo:font-size="24pt" fo:font-weight="bold" officeooo:rsid="0001ea9a" officeooo:paragraph-rsid="0001ea9a" style:font-weight-asian="bold" style:font-weight-complex="bold"/>
    </style:style>
    <style:style style:name="P15" style:family="paragraph" style:parent-style-name="Standard">
      <style:paragraph-properties fo:text-align="start" style:justify-single-word="false"/>
      <style:text-properties fo:color="#ce181e" fo:font-size="14pt" fo:font-weight="bold" officeooo:rsid="0001ea9a" officeooo:paragraph-rsid="0001ea9a" style:font-weight-asian="bold" style:font-weight-complex="bold"/>
    </style:style>
    <style:style style:name="P16" style:family="paragraph" style:parent-style-name="Standard">
      <style:paragraph-properties fo:text-align="start" style:justify-single-word="false"/>
      <style:text-properties fo:color="#ce181e" fo:font-size="14pt" fo:font-weight="bold" officeooo:rsid="0001ea9a" officeooo:paragraph-rsid="0003d6cf" style:font-weight-asian="bold" style:font-weight-complex="bold"/>
    </style:style>
    <style:style style:name="P17" style:family="paragraph" style:parent-style-name="Standard">
      <style:paragraph-properties fo:text-align="start" style:justify-single-word="false"/>
      <style:text-properties fo:color="#ce181e" fo:font-size="14pt" fo:font-weight="bold" officeooo:rsid="0001ea9a" officeooo:paragraph-rsid="00055c15" style:font-weight-asian="bold" style:font-weight-complex="bold"/>
    </style:style>
    <style:style style:name="P18" style:family="paragraph" style:parent-style-name="Standard">
      <style:paragraph-properties fo:text-align="start" style:justify-single-word="false"/>
      <style:text-properties fo:color="#ce181e" fo:font-size="14pt" fo:font-weight="bold" officeooo:rsid="0001ea9a" officeooo:paragraph-rsid="000c8d44" style:font-weight-asian="bold" style:font-weight-complex="bold"/>
    </style:style>
    <style:style style:name="P19" style:family="paragraph" style:parent-style-name="Standard">
      <style:paragraph-properties fo:text-align="start" style:justify-single-word="false"/>
      <style:text-properties fo:color="#ce181e" fo:font-size="14pt" fo:font-weight="bold" officeooo:rsid="0003d6cf" officeooo:paragraph-rsid="0007af87" style:font-weight-asian="bold" style:font-weight-complex="bold"/>
    </style:style>
    <style:style style:name="P20" style:family="paragraph" style:parent-style-name="Standard">
      <style:paragraph-properties fo:text-align="start" style:justify-single-word="false"/>
      <style:text-properties fo:color="#ce181e" fo:font-size="14pt" fo:font-weight="bold" officeooo:rsid="0029b4f2" officeooo:paragraph-rsid="0029b4f2" style:font-weight-asian="bold" style:font-weight-complex="bold"/>
    </style:style>
    <style:style style:name="P21" style:family="paragraph" style:parent-style-name="Standard">
      <style:paragraph-properties fo:text-align="start" style:justify-single-word="false"/>
      <style:text-properties fo:color="#ce181e" fo:font-size="14pt" fo:font-weight="bold" officeooo:paragraph-rsid="000c8d44"/>
    </style:style>
    <style:style style:name="P22" style:family="paragraph" style:parent-style-name="Standard">
      <style:paragraph-properties style:line-height-at-least="0.353cm" fo:text-align="start" style:justify-single-word="false"/>
      <style:text-properties fo:color="#ce181e" style:text-outline="false" style:text-line-through-style="none" style:text-line-through-type="none" style:font-name="Arial" fo:font-size="14pt" fo:letter-spacing="normal" fo:language="en" fo:country="AU" fo:font-style="normal" fo:text-shadow="none" style:text-underline-style="none" fo:font-weight="bold" officeooo:rsid="00175c7f" officeooo:paragraph-rsid="00175c7f" style:letter-kerning="true" style:font-name-asian="DejaVu Sans" style:font-size-asian="18pt" style:font-style-asian="normal" style:font-weight-asian="bold" style:font-name-complex="Liberation Sans1" style:font-size-complex="12pt" style:font-weight-complex="bold" style:text-emphasize="none" loext:padding="0cm" loext:border="none"/>
    </style:style>
    <style:style style:name="P23" style:family="paragraph" style:parent-style-name="Standard">
      <style:paragraph-properties style:line-height-at-least="0.353cm" fo:text-align="start" style:justify-single-word="false"/>
      <style:text-properties fo:color="#ce181e" style:text-outline="false" style:text-line-through-style="none" style:text-line-through-type="none" style:font-name="Arial" fo:font-size="14pt" fo:letter-spacing="normal" fo:language="en" fo:country="AU" fo:font-style="normal" fo:text-shadow="none" style:text-underline-style="none" fo:font-weight="bold" officeooo:rsid="00175c7f" officeooo:paragraph-rsid="001caae4" style:letter-kerning="true" style:font-name-asian="DejaVu Sans" style:font-size-asian="18pt" style:font-style-asian="normal" style:font-weight-asian="bold" style:font-name-complex="Liberation Sans1" style:font-size-complex="12pt" style:font-weight-complex="bold" style:text-emphasize="none" loext:padding="0cm" loext:border="none"/>
    </style:style>
    <style:style style:name="P24" style:family="paragraph" style:parent-style-name="Standard">
      <style:paragraph-properties style:line-height-at-least="0.353cm" fo:text-align="start" style:justify-single-word="false"/>
      <style:text-properties fo:color="#ce181e" style:text-outline="false" style:text-line-through-style="none" style:text-line-through-type="none" style:font-name="Arial" fo:font-size="14pt" fo:letter-spacing="normal" fo:language="en" fo:country="AU" fo:font-style="normal" fo:text-shadow="none" style:text-underline-style="none" fo:font-weight="bold" officeooo:rsid="00158d77" officeooo:paragraph-rsid="00158d77" style:letter-kerning="true" style:font-name-asian="DejaVu Sans" style:font-size-asian="18pt" style:font-style-asian="normal" style:font-weight-asian="bold" style:font-name-complex="Liberation Sans1" style:font-size-complex="12pt" style:font-weight-complex="bold" style:text-emphasize="none" loext:padding="0cm" loext:border="none"/>
    </style:style>
    <style:style style:name="P25" style:family="paragraph" style:parent-style-name="Standard">
      <style:paragraph-properties style:line-height-at-least="0.353cm" fo:text-align="start" style:justify-single-word="false"/>
      <style:text-properties fo:color="#ce181e" style:text-outline="false" style:text-line-through-style="none" style:text-line-through-type="none" style:font-name="Arial" fo:font-size="14pt" fo:letter-spacing="normal" fo:language="en" fo:country="AU" fo:font-style="normal" fo:text-shadow="none" style:text-underline-style="none" fo:font-weight="bold" officeooo:rsid="001d88da" officeooo:paragraph-rsid="001ec2de" style:letter-kerning="true" style:font-name-asian="DejaVu Sans" style:font-size-asian="18pt" style:font-style-asian="normal" style:font-weight-asian="bold" style:font-name-complex="Liberation Sans1" style:font-size-complex="12pt" style:font-weight-complex="bold" style:text-emphasize="none" loext:padding="0cm" loext:border="none"/>
    </style:style>
    <style:style style:name="P26" style:family="paragraph" style:parent-style-name="Standard">
      <style:paragraph-properties fo:text-align="start" style:justify-single-word="false"/>
      <style:text-properties fo:color="#00a65d" style:text-outline="false" style:text-line-through-style="none" style:text-line-through-type="none" style:font-name="Arial" fo:font-size="14pt" fo:letter-spacing="normal" fo:language="en" fo:country="AU" fo:font-style="normal" fo:text-shadow="none" style:text-underline-style="none" fo:font-weight="normal" officeooo:rsid="00088501" officeooo:paragraph-rsid="0007af87"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27"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officeooo:paragraph-rsid="000c8d44"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28"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officeooo:paragraph-rsid="0001ea9a"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29"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4pt" fo:letter-spacing="normal" fo:language="en" fo:country="AU" fo:font-style="normal" fo:text-shadow="none" style:text-underline-style="none" fo:font-weight="normal" officeooo:rsid="000c8d44" officeooo:paragraph-rsid="000c8d44"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30"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4pt" fo:letter-spacing="normal" fo:language="en" fo:country="AU" fo:font-style="normal" fo:text-shadow="none" style:text-underline-style="none" fo:font-weight="normal" officeooo:rsid="002af3e4" officeooo:paragraph-rsid="002af3e4"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3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4pt" fo:letter-spacing="normal" fo:language="en" fo:country="AU" fo:font-style="normal" fo:text-shadow="none" style:text-underline-style="none" fo:font-weight="normal" officeooo:rsid="0012ee59" officeooo:paragraph-rsid="0012ee59"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32" style:family="paragraph" style:parent-style-name="Standard">
      <style:paragraph-properties fo:text-align="start" style:justify-single-word="false"/>
      <style:text-properties fo:font-variant="normal" fo:text-transform="none" fo:color="#ce181e" style:text-outline="false" style:text-line-through-style="none" style:text-line-through-type="none" style:font-name="Arial" fo:font-size="14pt" fo:letter-spacing="normal" fo:language="en" fo:country="AU" fo:font-style="normal" fo:text-shadow="none" style:text-underline-style="none" fo:font-weight="bold" officeooo:rsid="00111037" officeooo:paragraph-rsid="00111037" style:letter-kerning="true" style:font-name-asian="DejaVu Sans" style:font-size-asian="18pt" style:font-style-asian="normal" style:font-weight-asian="bold" style:font-name-complex="Liberation Sans1" style:font-size-complex="12pt" style:font-weight-complex="bold" style:text-emphasize="none" loext:padding="0cm" loext:border="none"/>
    </style:style>
    <style:style style:name="P33" style:family="paragraph" style:parent-style-name="Standard">
      <style:paragraph-properties fo:text-align="start" style:justify-single-word="false"/>
      <style:text-properties fo:font-variant="normal" fo:text-transform="none" fo:color="#ce181e" style:text-outline="false" style:text-line-through-style="none" style:text-line-through-type="none" style:font-name="Arial" fo:font-size="14pt" fo:letter-spacing="normal" fo:language="en" fo:country="AU" fo:font-style="normal" fo:text-shadow="none" style:text-underline-style="none" fo:font-weight="bold" officeooo:rsid="0001ea9a" officeooo:paragraph-rsid="002af3e4" style:letter-kerning="true" style:font-name-asian="DejaVu Sans" style:font-size-asian="18pt" style:font-style-asian="normal" style:font-weight-asian="bold" style:font-name-complex="Liberation Sans1" style:font-size-complex="12pt" style:font-weight-complex="bold" style:text-emphasize="none" loext:padding="0cm" loext:border="none"/>
    </style:style>
    <style:style style:name="P34" style:family="paragraph" style:parent-style-name="Standard">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88501" officeooo:paragraph-rsid="00158d77"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35" style:family="paragraph" style:parent-style-name="Standard">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88501" officeooo:paragraph-rsid="0025389f"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36" style:family="paragraph" style:parent-style-name="Standard">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officeooo:paragraph-rsid="001d88da"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37" style:family="paragraph" style:parent-style-name="Standard">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officeooo:paragraph-rsid="00204e1f"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38" style:family="paragraph" style:parent-style-name="Standard">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204e1f" officeooo:paragraph-rsid="00204e1f"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39" style:family="paragraph" style:parent-style-name="Standard">
      <style:paragraph-properties style:line-height-at-least="0.353cm" fo:text-align="start" style:justify-single-word="false"/>
      <style:text-properties fo:color="#000000" style:font-name="Arial" fo:font-size="14pt" fo:letter-spacing="normal" fo:font-style="normal" fo:font-weight="normal" officeooo:paragraph-rsid="00480c96"/>
    </style:style>
    <style:style style:name="P40" style:family="paragraph" style:parent-style-name="Text_20_body">
      <style:paragraph-properties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officeooo:paragraph-rsid="0001ea9a"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41" style:family="paragraph" style:parent-style-name="Standard" style:list-style-name="L1">
      <style:paragraph-properties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officeooo:paragraph-rsid="0029b4f2"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42" style:family="paragraph" style:parent-style-name="Standard" style:list-style-name="L1">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43" style:family="paragraph" style:parent-style-name="Standard" style:list-style-name="L16">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officeooo:paragraph-rsid="001ec2de"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44" style:family="paragraph" style:parent-style-name="Standard" style:list-style-name="L13">
      <style:paragraph-properties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88501" officeooo:paragraph-rsid="0007af87"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45" style:family="paragraph" style:parent-style-name="Standard" style:list-style-name="L15">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88501" officeooo:paragraph-rsid="0025389f"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46" style:family="paragraph" style:parent-style-name="Standard" style:list-style-name="L3">
      <style:paragraph-properties fo:text-align="start" style:justify-single-word="false"/>
      <style:text-properties fo:font-variant="normal" fo:text-transform="none" fo:color="#000000" style:text-outline="false" style:text-line-through-style="none" style:text-line-through-type="none" style:font-name="Arial" fo:font-size="14pt" fo:letter-spacing="normal" fo:language="en" fo:country="AU" fo:font-style="normal" fo:text-shadow="none" style:text-underline-style="none" fo:font-weight="normal" officeooo:rsid="002af3e4" officeooo:paragraph-rsid="002af3e4"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47" style:family="paragraph" style:parent-style-name="Standard" style:list-style-name="L4">
      <style:paragraph-properties fo:text-align="start" style:justify-single-word="false"/>
      <style:text-properties fo:font-variant="normal" fo:text-transform="none" fo:color="#000000" style:text-outline="false" style:text-line-through-style="none" style:text-line-through-type="none" style:font-name="Arial" fo:font-size="14pt" fo:letter-spacing="normal" fo:language="en" fo:country="AU" fo:font-style="normal" fo:text-shadow="none" style:text-underline-style="none" fo:font-weight="normal" officeooo:rsid="002af3e4" officeooo:paragraph-rsid="0031789b"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48" style:family="paragraph" style:parent-style-name="Standard" style:list-style-name="L3">
      <style:text-properties fo:font-variant="normal" fo:text-transform="none" fo:color="#000000" style:text-outline="false" style:text-line-through-style="none" style:text-line-through-type="none" style:font-name="Arial" fo:font-size="14pt" fo:letter-spacing="normal" fo:language="en" fo:country="AU" fo:font-style="normal" fo:text-shadow="none" style:text-underline-style="none" fo:font-weight="normal" officeooo:rsid="000e680f"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49" style:family="paragraph" style:parent-style-name="Standard" style:list-style-name="L3">
      <style:text-properties fo:font-variant="normal" fo:text-transform="none" fo:color="#000000" style:text-outline="false" style:text-line-through-style="none" style:text-line-through-type="none" style:font-name="Arial" fo:font-size="14pt" fo:letter-spacing="normal" fo:language="en" fo:country="AU" fo:font-style="normal" fo:text-shadow="none" style:text-underline-style="none" fo:font-weight="normal" officeooo:rsid="000e680f" officeooo:paragraph-rsid="003068df"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50" style:family="paragraph" style:parent-style-name="Standard" style:list-style-name="L4">
      <style:paragraph-properties fo:text-align="start" style:justify-single-word="false"/>
      <style:text-properties fo:font-variant="normal" fo:text-transform="none" fo:color="#000000" style:text-outline="false" style:text-line-through-style="none" style:text-line-through-type="none" style:font-name="Arial" fo:font-size="14pt" fo:letter-spacing="normal" fo:language="en" fo:country="AU" fo:font-style="normal" fo:text-shadow="none" style:text-underline-style="none" fo:font-weight="normal" officeooo:rsid="000e680f" officeooo:paragraph-rsid="0031789b"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51" style:family="paragraph" style:parent-style-name="Standard" style:list-style-name="L4">
      <style:paragraph-properties fo:text-align="start" style:justify-single-word="false"/>
      <style:text-properties fo:font-variant="normal" fo:text-transform="none" fo:color="#000000" style:text-outline="false" style:text-line-through-style="none" style:text-line-through-type="none" style:font-name="Arial" fo:font-size="14pt" fo:letter-spacing="normal" fo:language="en" fo:country="AU" fo:font-style="normal" fo:text-shadow="none" style:text-underline-style="none" fo:font-weight="normal" officeooo:rsid="000e680f" officeooo:paragraph-rsid="0032da49"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52" style:family="paragraph" style:parent-style-name="Standard" style:list-style-name="L5">
      <style:paragraph-properties fo:text-align="start" style:justify-single-word="false"/>
      <style:text-properties fo:font-variant="normal" fo:text-transform="none" fo:color="#000000" style:text-outline="false" style:text-line-through-style="none" style:text-line-through-type="none" style:font-name="Arial" fo:font-size="14pt" fo:letter-spacing="normal" fo:language="en" fo:country="AU" fo:font-style="normal" fo:text-shadow="none" style:text-underline-style="none" fo:font-weight="normal" officeooo:rsid="000e680f" officeooo:paragraph-rsid="002af3e4"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53" style:family="paragraph" style:parent-style-name="Standard" style:list-style-name="L4">
      <style:text-properties fo:font-variant="normal" fo:text-transform="none" fo:color="#000000" style:text-outline="false" style:text-line-through-style="none" style:text-line-through-type="none" style:font-name="Arial" fo:font-size="14pt" fo:letter-spacing="normal" fo:language="en" fo:country="AU" fo:font-style="normal" fo:text-shadow="none" style:text-underline-style="none" fo:font-weight="normal" officeooo:rsid="000e680f"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54" style:family="paragraph" style:parent-style-name="Standard" style:list-style-name="L5">
      <style:text-properties fo:font-variant="normal" fo:text-transform="none" fo:color="#000000" style:text-outline="false" style:text-line-through-style="none" style:text-line-through-type="none" style:font-name="Arial" fo:font-size="14pt" fo:letter-spacing="normal" fo:language="en" fo:country="AU" fo:font-style="normal" fo:text-shadow="none" style:text-underline-style="none" fo:font-weight="normal" officeooo:rsid="000e680f"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55" style:family="paragraph" style:parent-style-name="Standard" style:list-style-name="L6">
      <style:paragraph-properties fo:text-align="start" style:justify-single-word="false"/>
      <style:text-properties fo:font-variant="normal" fo:text-transform="none" fo:color="#000000" style:text-outline="false" style:text-line-through-style="none" style:text-line-through-type="none" style:font-name="Arial" fo:font-size="14pt" fo:letter-spacing="normal" fo:language="en" fo:country="AU" fo:font-style="normal" fo:text-shadow="none" style:text-underline-style="none" fo:font-weight="normal" officeooo:rsid="000c8d44" officeooo:paragraph-rsid="00111037"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56"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officeooo:paragraph-rsid="00553762"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57" style:family="paragraph" style:parent-style-name="Standard" style:list-style-name="L6">
      <style:paragraph-properties fo:text-align="start" style:justify-single-word="false"/>
      <style:text-properties fo:font-variant="normal" fo:text-transform="none" fo:color="#000000" style:font-name="Arial" fo:font-size="14pt" fo:letter-spacing="normal" fo:font-style="normal" fo:font-weight="normal" officeooo:paragraph-rsid="00111037"/>
    </style:style>
    <style:style style:name="P58" style:family="paragraph" style:parent-style-name="Standard" style:list-style-name="L6">
      <style:paragraph-properties fo:text-align="start" style:justify-single-word="false"/>
      <style:text-properties fo:font-variant="normal" fo:text-transform="none" fo:color="#000000" style:font-name="Arial" fo:font-size="14pt" fo:letter-spacing="normal" fo:font-style="normal" fo:font-weight="normal" officeooo:paragraph-rsid="0012ee59"/>
    </style:style>
    <style:style style:name="P59" style:family="paragraph" style:parent-style-name="Standard">
      <style:paragraph-properties fo:text-align="start" style:justify-single-word="false"/>
      <style:text-properties fo:font-variant="normal" fo:text-transform="none" fo:color="#eeeeee" style:text-outline="false" style:text-line-through-style="none" style:text-line-through-type="none" style:font-name="Arial" fo:font-size="14pt" fo:letter-spacing="normal" fo:language="en" fo:country="AU" fo:font-style="normal" fo:text-shadow="none" style:text-underline-style="none" fo:font-weight="normal" officeooo:rsid="0001ea9a" officeooo:paragraph-rsid="00553762"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60" style:family="paragraph" style:parent-style-name="Standard" style:list-style-name="L11">
      <style:paragraph-properties fo:text-align="start" style:justify-single-word="false"/>
      <style:text-properties fo:font-size="14pt" fo:font-weight="normal" officeooo:rsid="000e680f" officeooo:paragraph-rsid="000e680f" style:font-weight-asian="normal" style:font-weight-complex="normal"/>
    </style:style>
    <style:style style:name="P61" style:family="paragraph" style:parent-style-name="Standard" style:list-style-name="L12">
      <style:paragraph-properties fo:text-align="start" style:justify-single-word="false"/>
      <style:text-properties fo:font-size="14pt" fo:font-weight="normal" officeooo:rsid="000e680f" officeooo:paragraph-rsid="000e680f" style:font-weight-asian="normal" style:font-weight-complex="normal"/>
    </style:style>
    <style:style style:name="P62" style:family="paragraph" style:parent-style-name="Standard" style:list-style-name="L12">
      <style:paragraph-properties fo:text-align="start" style:justify-single-word="false"/>
      <style:text-properties fo:font-size="14pt" fo:font-weight="normal" officeooo:rsid="000e680f" officeooo:paragraph-rsid="000f6dbe" style:font-weight-asian="normal" style:font-weight-complex="normal"/>
    </style:style>
    <style:style style:name="P63" style:family="paragraph" style:parent-style-name="Standard" style:list-style-name="L13">
      <style:paragraph-properties fo:text-align="start" style:justify-single-word="false"/>
      <style:text-properties fo:color="#00a65d" style:text-outline="false" style:text-line-through-style="none" style:text-line-through-type="none" style:font-name="Arial" fo:font-size="14pt" fo:letter-spacing="normal" fo:language="en" fo:country="AU" fo:font-style="normal" fo:text-shadow="none" style:text-underline-style="none" fo:font-weight="normal" officeooo:rsid="00088501" officeooo:paragraph-rsid="0007af87"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64" style:family="paragraph" style:parent-style-name="Standard" style:list-style-name="L16">
      <style:paragraph-properties style:line-height-at-least="0.353cm" fo:text-align="start" style:justify-single-word="false"/>
      <style:text-properties officeooo:rsid="001ec2de" officeooo:paragraph-rsid="001ec2de"/>
    </style:style>
    <style:style style:name="P65" style:family="paragraph" style:parent-style-name="Text_20_body" style:list-style-name="L2">
      <style:paragraph-properties fo:margin-left="0.635cm" fo:margin-right="0cm" fo:margin-top="0cm" fo:margin-bottom="0cm" loext:contextual-spacing="false" fo:text-indent="0cm" style:auto-text-indent="false" fo:padding="0cm" fo:border="non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66" style:family="paragraph" style:parent-style-name="Text_20_body" style:list-style-name="L20">
      <style:paragraph-properties fo:margin-left="0.635cm" fo:margin-right="0cm" fo:margin-top="0cm" fo:margin-bottom="0cm" loext:contextual-spacing="false" fo:text-indent="0cm" style:auto-text-indent="false" fo:padding="0cm" fo:border="non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67" style:family="paragraph" style:parent-style-name="Default" style:list-style-name="L7">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style:letter-kerning="true" style:font-size-asian="18pt" style:font-style-asian="normal" style:font-weight-asian="normal" style:font-weight-complex="normal" style:text-emphasize="none" loext:padding="0cm" loext:border="none"/>
    </style:style>
    <style:style style:name="P68" style:family="paragraph" style:parent-style-name="Default" style:list-style-name="L8">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style:letter-kerning="true" style:font-size-asian="18pt" style:font-style-asian="normal" style:font-weight-asian="normal" style:font-weight-complex="normal" style:text-emphasize="none" loext:padding="0cm" loext:border="none"/>
    </style:style>
    <style:style style:name="P69" style:family="paragraph" style:parent-style-name="Default" style:list-style-name="L9">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70" style:family="paragraph" style:parent-style-name="Default" style:list-style-name="L10">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71" style:family="paragraph" style:parent-style-name="Default" style:list-style-name="L17">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officeooo:paragraph-rsid="004ae5d2"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72" style:family="paragraph" style:parent-style-name="Default" style:list-style-name="L17">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officeooo:paragraph-rsid="00175c7f"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73" style:family="paragraph" style:parent-style-name="Default" style:list-style-name="L14">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88501" officeooo:paragraph-rsid="00088501"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74" style:family="paragraph" style:parent-style-name="Default" style:list-style-name="L21">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88501" officeooo:paragraph-rsid="0052a9e3"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75" style:family="paragraph" style:parent-style-name="Default" style:list-style-name="L14">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52b18e" officeooo:paragraph-rsid="0052b18e"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76" style:family="paragraph" style:parent-style-name="Default" style:list-style-name="L14">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54667e" officeooo:paragraph-rsid="0054667e"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P77" style:family="paragraph" style:parent-style-name="Default" style:list-style-name="L18">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bold" officeooo:rsid="0001ea9a" officeooo:paragraph-rsid="00175c7f" style:letter-kerning="true" style:font-name-asian="DejaVu Sans" style:font-size-asian="18pt" style:font-style-asian="normal" style:font-weight-asian="bold" style:font-name-complex="Liberation Sans1" style:font-size-complex="12pt" style:font-weight-complex="bold" style:text-emphasize="none" loext:padding="0cm" loext:border="none"/>
    </style:style>
    <style:style style:name="P78" style:family="paragraph" style:parent-style-name="Default" style:list-style-name="L19">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bold" officeooo:rsid="0001ea9a" officeooo:paragraph-rsid="00175c7f" style:letter-kerning="true" style:font-name-asian="DejaVu Sans" style:font-size-asian="18pt" style:font-style-asian="normal" style:font-weight-asian="bold" style:font-name-complex="Liberation Sans1" style:font-size-complex="12pt" style:font-weight-complex="bold" style:text-emphasize="none" loext:padding="0cm" loext:border="none"/>
    </style:style>
    <style:style style:name="P79" style:family="paragraph" style:parent-style-name="Default" style:list-style-name="L17">
      <style:paragraph-properties style:line-height-at-least="0.353cm"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bold" officeooo:rsid="00175c7f" officeooo:paragraph-rsid="00175c7f" style:letter-kerning="true" style:font-name-asian="DejaVu Sans" style:font-size-asian="18pt" style:font-style-asian="normal" style:font-weight-asian="bold" style:font-name-complex="Liberation Sans1" style:font-size-complex="12pt" style:font-weight-complex="bold" style:text-emphasize="none" loext:padding="0cm" loext:border="none"/>
    </style:style>
    <style:style style:name="P80" style:family="paragraph" style:parent-style-name="Default">
      <style:paragraph-properties fo:text-align="start" style:justify-single-word="false"/>
      <style:text-properties fo:color="#000000" style:text-outline="false" style:text-line-through-style="none" style:text-line-through-type="none" style:font-name="Arial" fo:font-size="14pt" fo:letter-spacing="normal" fo:language="en" fo:country="AU" fo:font-style="normal" fo:text-shadow="none" style:text-underline-style="none" fo:font-weight="bold" officeooo:rsid="005019da" officeooo:paragraph-rsid="0052a9e3" style:letter-kerning="true" style:font-size-asian="18pt" style:font-style-asian="normal" style:font-weight-asian="bold" style:font-weight-complex="bold" style:text-emphasize="none" loext:padding="0cm" loext:border="none"/>
    </style:style>
    <style:style style:name="P81" style:family="paragraph" style:parent-style-name="Default" style:list-style-name="L21">
      <style:paragraph-properties fo:text-align="start" style:justify-single-word="false"/>
      <style:text-properties officeooo:paragraph-rsid="0052a9e3"/>
    </style:style>
    <style:style style:name="P82" style:family="paragraph" style:parent-style-name="Default" style:list-style-name="L21">
      <style:paragraph-properties fo:text-align="start" style:justify-single-word="false"/>
      <style:text-properties officeooo:rsid="0052a9e3" officeooo:paragraph-rsid="0052a9e3"/>
    </style:style>
    <style:style style:name="T1" style:family="text">
      <style:text-properties officeooo:rsid="0003d6cf"/>
    </style:style>
    <style:style style:name="T2" style:family="text">
      <style:text-properties officeooo:rsid="000a5657"/>
    </style:style>
    <style:style style:name="T3" style:family="text">
      <style:text-properties fo:font-variant="normal" fo:text-transform="none" fo:color="#000000" style:text-outline="false" style:text-line-through-style="none" style:text-line-through-type="none" style:font-name="Arial" fo:letter-spacing="normal" fo:language="en" fo:country="AU" fo:font-style="normal" fo:text-shadow="none" style:text-underline-style="none" fo:font-weight="normal" officeooo:rsid="000c8d44"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4" style:family="text">
      <style:text-properties fo:font-variant="normal" fo:text-transform="none" fo:color="#000000" style:text-outline="false" style:text-line-through-style="none" style:text-line-through-type="none" style:font-name="Arial" fo:letter-spacing="normal" fo:language="en" fo:country="AU" fo:font-style="normal" fo:text-shadow="none" style:text-underline-style="none" fo:font-weight="normal" officeooo:rsid="0001ea9a"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5" style:family="text">
      <style:text-properties fo:font-variant="normal" fo:text-transform="none" fo:color="#000000" style:text-outline="false" style:text-line-through-style="none" style:text-line-through-type="none" style:font-name="Arial" fo:letter-spacing="normal" fo:language="en" fo:country="AU" fo:font-style="normal" fo:text-shadow="none" style:text-underline-style="none" fo:font-weight="normal" officeooo:rsid="005a665d"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6" style:family="text">
      <style:text-properties fo:font-variant="normal" fo:text-transform="none" fo:color="#000000" style:text-outline="false" style:text-line-through-style="none" style:text-line-through-type="none" style:font-name="Arial" fo:letter-spacing="normal" fo:language="en" fo:country="AU" fo:font-style="normal" fo:text-shadow="none" style:text-underline-style="none" fo:font-weight="normal" officeooo:rsid="0001ea9a" style:letter-kerning="true" style:text-blinking="fals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7" style:family="text">
      <style:text-properties fo:font-variant="normal" fo:text-transform="none" style:text-outline="false" style:text-line-through-style="none" style:text-line-through-type="none" fo:language="en" fo:country="AU" fo:text-shadow="none" style:text-underline-style="none" officeooo:rsid="0048f464"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8" style:family="text">
      <style:text-properties fo:font-variant="normal" fo:text-transform="none" style:text-outline="false" style:text-line-through-style="none" style:text-line-through-type="none" fo:language="en" fo:country="AU" fo:text-shadow="none" style:text-underline-style="none" officeooo:rsid="0049a767"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9" style:family="text">
      <style:text-properties officeooo:rsid="000e680f"/>
    </style:style>
    <style:style style:name="T10" style:family="text">
      <style:text-properties officeooo:rsid="000e92e7"/>
    </style:style>
    <style:style style:name="T11" style:family="text">
      <style:text-properties officeooo:rsid="000f6dbe"/>
    </style:style>
    <style:style style:name="T12" style:family="text">
      <style:text-properties officeooo:rsid="00105f1c"/>
    </style:style>
    <style:style style:name="T13" style:family="text">
      <style:text-properties style:text-outline="false" style:text-line-through-style="none" style:text-line-through-type="none" fo:language="en" fo:country="AU" fo:text-shadow="none" style:text-underline-style="none" officeooo:rsid="000c8d44"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14" style:family="text">
      <style:text-properties style:text-outline="false" style:text-line-through-style="none" style:text-line-through-type="none" fo:language="en" fo:country="AU" fo:text-shadow="none" style:text-underline-style="none" officeooo:rsid="00111037"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15" style:family="text">
      <style:text-properties style:text-outline="false" style:text-line-through-style="none" style:text-line-through-type="none" fo:language="en" fo:country="AU" fo:text-shadow="none" style:text-underline-style="none" officeooo:rsid="0012ee59"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16" style:family="text">
      <style:text-properties style:text-outline="false" style:text-line-through-style="none" style:text-line-through-type="none" fo:language="en" fo:country="AU" fo:text-shadow="none" style:text-underline-style="none" officeooo:rsid="00148edb"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17" style:family="text">
      <style:text-properties style:text-outline="false" style:text-line-through-style="none" style:text-line-through-type="none" fo:language="en" fo:country="AU" fo:text-shadow="none" style:text-underline-style="none" officeooo:rsid="00441b82"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18" style:family="text">
      <style:text-properties style:text-outline="false" style:text-line-through-style="none" style:text-line-through-type="none" fo:language="en" fo:country="AU" fo:text-shadow="none" style:text-underline-style="none" officeooo:rsid="00480c96"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19" style:family="text">
      <style:text-properties style:text-outline="false" style:text-line-through-style="none" style:text-line-through-type="none" fo:language="en" fo:country="AU" fo:text-shadow="none" style:text-underline-style="none" officeooo:rsid="0048f464"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20" style:family="text">
      <style:text-properties style:text-outline="false" style:text-line-through-style="none" style:text-line-through-type="none" fo:language="en" fo:country="AU" fo:text-shadow="none" style:text-underline-style="none" officeooo:rsid="0049624a"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21" style:family="text">
      <style:text-properties style:text-outline="false" style:text-line-through-style="none" style:text-line-through-type="none" fo:language="en" fo:country="AU" fo:text-shadow="none" style:text-underline-style="none" officeooo:rsid="00547e19"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22" style:family="text">
      <style:text-properties officeooo:rsid="00175c7f"/>
    </style:style>
    <style:style style:name="T23" style:family="text">
      <style:text-properties officeooo:rsid="001a91cf"/>
    </style:style>
    <style:style style:name="T24" style:family="text">
      <style:text-properties officeooo:rsid="001b8412"/>
    </style:style>
    <style:style style:name="T25" style:family="text">
      <style:text-properties officeooo:rsid="001ba32a"/>
    </style:style>
    <style:style style:name="T26" style:family="text">
      <style:text-properties officeooo:rsid="001caae4"/>
    </style:style>
    <style:style style:name="T27" style:family="text">
      <style:text-properties officeooo:rsid="001d60b8"/>
    </style:style>
    <style:style style:name="T28" style:family="text">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01ea9a"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29" style:family="text">
      <style:text-properties fo:color="#000000" style:text-outline="false" style:text-line-through-style="none" style:text-line-through-type="none" style:font-name="Arial" fo:font-size="14pt" fo:letter-spacing="normal" fo:language="en" fo:country="AU" fo:font-style="normal" fo:text-shadow="none" style:text-underline-style="none" fo:font-weight="normal" style:letter-kerning="true" style:font-name-asian="DejaVu Sans" style:font-size-asian="18pt" style:font-style-asian="normal" style:font-weight-asian="normal" style:font-name-complex="Liberation Sans1" style:font-size-complex="12pt" style:font-weight-complex="normal" style:text-emphasize="none" loext:padding="0cm" loext:border="none"/>
    </style:style>
    <style:style style:name="T30" style:family="text">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5019da" style:letter-kerning="true" style:font-size-asian="18pt" style:font-style-asian="normal" style:font-weight-asian="normal" style:font-weight-complex="normal" style:text-emphasize="none" loext:padding="0cm" loext:border="none"/>
    </style:style>
    <style:style style:name="T31" style:family="text">
      <style:text-properties fo:color="#000000" style:text-outline="false" style:text-line-through-style="none" style:text-line-through-type="none" style:font-name="Arial" fo:font-size="14pt" fo:letter-spacing="normal" fo:language="en" fo:country="AU" fo:font-style="normal" fo:text-shadow="none" style:text-underline-style="none" fo:font-weight="normal" officeooo:rsid="0050b6b8" style:letter-kerning="true" style:font-size-asian="18pt" style:font-style-asian="normal" style:font-weight-asian="normal" style:font-weight-complex="normal" style:text-emphasize="none" loext:padding="0cm" loext:border="none"/>
    </style:style>
    <style:style style:name="T32" style:family="text">
      <style:text-properties fo:color="#000000" style:text-outline="false" style:text-line-through-style="none" style:text-line-through-type="none" style:font-name="Arial" fo:font-size="14pt" fo:letter-spacing="normal" fo:language="en" fo:country="AU" fo:font-style="normal" fo:text-shadow="none" style:text-underline-style="none" fo:font-weight="normal" style:letter-kerning="true" style:font-size-asian="18pt" style:font-style-asian="normal" style:font-weight-asian="normal" style:font-weight-complex="normal" style:text-emphasize="none" loext:padding="0cm" loext:border="none"/>
    </style:style>
    <style:style style:name="T33" style:family="text">
      <style:text-properties officeooo:rsid="002af3e4"/>
    </style:style>
    <style:style style:name="T34" style:family="text">
      <style:text-properties officeooo:rsid="003068df"/>
    </style:style>
    <style:style style:name="T35" style:family="text">
      <style:text-properties officeooo:rsid="003580d6"/>
    </style:style>
    <style:style style:name="T36" style:family="text">
      <style:text-properties officeooo:rsid="00422bfe"/>
    </style:style>
    <style:style style:name="T37" style:family="text">
      <style:text-properties officeooo:rsid="004516e0"/>
    </style:style>
    <style:style style:name="T38" style:family="text">
      <style:text-properties officeooo:rsid="004d1365"/>
    </style:style>
    <style:style style:name="T39" style:family="text">
      <style:text-properties officeooo:rsid="004ed5c3"/>
    </style:style>
    <style:style style:name="T40" style:family="text">
      <style:text-properties officeooo:rsid="0052b18e"/>
    </style:style>
    <style:style style:name="T41" style:family="text">
      <style:text-properties officeooo:rsid="00547e19"/>
    </style:style>
    <style:style style:name="T42" style:family="text">
      <style:text-properties officeooo:rsid="00553762"/>
    </style:style>
    <style:style style:name="T43" style:family="text">
      <style:text-properties officeooo:rsid="00574cbc"/>
    </style:style>
    <style:style style:name="T44" style:family="text">
      <style:text-properties fo:font-weight="bold" style:font-weight-asian="bold" style:font-weight-complex="bold"/>
    </style:style>
    <style:style style:name="T45" style:family="text">
      <style:text-properties officeooo:rsid="0058776f"/>
    </style:style>
    <style:style style:name="T46" style:family="text">
      <style:text-properties officeooo:rsid="0059d98c"/>
    </style:style>
    <style:style style:name="T47" style:family="text">
      <style:text-properties officeooo:rsid="005a1618"/>
    </style:style>
    <style:style style:name="T48" style:family="text">
      <style:text-properties officeooo:rsid="005a665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pike encoding Notes</text:p>
      <text:p text:style-name="P20">General info:</text:p>
      <text:list xml:id="list3213980937" text:style-name="L1">
        <text:list-item>
          <text:p text:style-name="P41">Each encoding serves as a unique way to extract information from the input signal</text:p>
        </text:list-item>
        <text:list-item>
          <text:p text:style-name="P42">Selecting the appropriate encoding method depends on the signals characteristics like presence of relevant information in time or frequency domain as well as noise. It also depend on how the encoding change the characteristics <text:span text:style-name="T38">of the data</text:span></text:p>
        </text:list-item>
      </text:list>
      <text:p text:style-name="P15"/>
      <text:p text:style-name="P15">Intro:</text:p>
      <text:p text:style-name="P40">Why did we chose this paper and why this paper is important?</text:p>
      <text:list xml:id="list25384745" text:style-name="L2">
        <text:list-item>
          <text:p text:style-name="P65">Having many recent papers about spike encoding indicates that this is still an active area of investigation which lots of unanswered questions</text:p>
        </text:list-item>
        <text:list-item>
          <text:p text:style-name="P65">It gives an overall upate about the current state of spike encodings and what improvement has this area had in recent years</text:p>
        </text:list-item>
        <text:list-item>
          <text:p text:style-name="P65">It leaves some many fundamental questions to answer and it suggests future direction of the field</text:p>
        </text:list-item>
      </text:list>
      <text:p text:style-name="P13"/>
      <text:p text:style-name="P15">Rate Coding <text:span text:style-name="T12">(Definition)</text:span></text:p>
      <text:p text:style-name="P56"><text:span text:style-name="T9">When a feature is presented, a neuron fires with a rate propertional to the intensity or saliency of that feature</text:span></text:p>
      <text:p text:style-name="P56"/>
      <text:p text:style-name="P59"><text:span text:style-name="T9">Most of the time this</text:span> model works well with stimuli that vary slowly in time, <text:span text:style-name="T42">because</text:span> the nois<text:span text:style-name="T42">y</text:span> spikes requires integration over some time window. <text:span text:style-name="T9">Rate code was the base of hubel and wiesel model (cat experiment to different stimuli orientation).</text:span></text:p>
      <text:p text:style-name="P28"/>
      <text:p text:style-name="P33">Count Rate:</text:p>
      <text:list xml:id="list4079131487" text:style-name="L3">
        <text:list-item>
          <text:p text:style-name="P46"><text:span text:style-name="T9">Counting the number of spikes and divide </text:span>the number of spike<text:span text:style-name="T9"> by the </text:span>duration of the <text:span text:style-name="T9">stimulus. It is basically a temporal averaging method</text:span></text:p>
        </text:list-item>
        <text:list-item>
          <text:p text:style-name="P49">To evaluate the rate you have measure single neuron for single trial and average over time. The measures interval should be long enough <text:span text:style-name="T34">because the noisiness of spikes requires integration over long time window</text:span></text:p>
        </text:list-item>
        <text:list-item>
          <text:p text:style-name="P48"><text:span text:style-name="T43">This t</text:span>emporal averaging can work well in cases where the stimulus is constant or slowly varying and does not require a fast reaction of the organism</text:p>
        </text:list-item>
        <text:list-item>
          <text:p text:style-name="P49">Slow and not biologically plausible</text:p>
        </text:list-item>
      </text:list>
      <text:p text:style-name="P30"/>
      <text:p text:style-name="P33"><text:span text:style-name="T33">Density</text:span> Rate:</text:p>
      <text:list xml:id="list2596901970" text:style-name="L4">
        <text:list-item>
          <text:p text:style-name="P50">Define short time window deltaT, Count across all trials with the same time interval</text:p>
        </text:list-item>
        <text:list-item>
          <text:p text:style-name="P53"><text:soft-page-break/>Will give a peri-stimulus-time Histogram (PSTH)</text:p>
        </text:list-item>
        <text:list-item>
          <text:p text:style-name="P53">Rate measure with a temporal resolution (division by deltaT)</text:p>
        </text:list-item>
        <text:list-item>
          <text:p text:style-name="P53">PSTH requires several trials to build up, not the code used in the brain</text:p>
        </text:list-item>
        <text:list-item>
          <text:p text:style-name="P53">PSTH relies on the implicit assumption that there are always populations of neurons with similar properties</text:p>
        </text:list-item>
        <text:list-item>
          <text:p text:style-name="P47">The stimulus needs to be presented again and again</text:p>
        </text:list-item>
        <text:list-item>
          <text:p text:style-name="P51">Way too slow and not biologically plausible</text:p>
          <text:p text:style-name="P53"/>
        </text:list-item>
      </text:list>
      <text:p text:style-name="P33"><text:span text:style-name="T33">Population</text:span> <text:span text:style-name="T33">Coding</text:span>:</text:p>
      <text:list xml:id="list1996548170" text:style-name="L5">
        <text:list-item>
          <text:p text:style-name="P52">The rate <text:span text:style-name="T33">in this case</text:span> is the population average</text:p>
        </text:list-item>
        <text:list-item>
          <text:p text:style-name="P54"><text:span text:style-name="T36">It r</text:span>ecord<text:span text:style-name="T36">s</text:span> over a population of neurons using the same stim<text:span text:style-name="T48">u</text:span>lus on a single trial</text:p>
        </text:list-item>
        <text:list-item>
          <text:p text:style-name="P54"><text:span text:style-name="T33">P</text:span>ostsynaptic neuron is driven by the population activity</text:p>
        </text:list-item>
        <text:list-item>
          <text:p text:style-name="P54"><text:span text:style-name="T43">it is natural because it takes into account that some p</text:span>opulation of neuron<text:span text:style-name="T43">s</text:span> will always have a certain degree of heterogeneity both in their internal parameters and in their connectivity pattern</text:p>
        </text:list-item>
      </text:list>
      <text:p text:style-name="P33"/>
      <text:p text:style-name="P32">Limitation of Rate code</text:p>
      <text:list xml:id="list2895986244" text:style-name="L6">
        <text:list-item>
          <text:p text:style-name="P55">In order to get rid of the noise and arrive at a reliable estimate of the rate, the experimenter has to average over a larger number of spikes <text:span text:style-name="T41">so the rate accuracy becomes proportional with the number of spikes generated</text:span></text:p>
        </text:list-item>
        <text:list-item>
          <text:p text:style-name="P55">Temporal averaging can work well in cases where the stimulus is constant or slowly varying and does not require a fast reaction of the organism</text:p>
        </text:list-item>
        <text:list-item>
          <text:p text:style-name="P57"><text:span text:style-name="T13">The image projected onto the retinal </text:span><text:span text:style-name="T17">photoreceptors</text:span><text:span text:style-name="T13"> changes every few hundred milliseconds - and with each new image the retinal photo receptors change the response, </text:span><text:span text:style-name="T14">due to the saccade. Therefore</text:span><text:span text:style-name="T13">, a postsynaptic neuron does not have the time to perform a temporal average over many (noisy) spikes</text:span></text:p>
        </text:list-item>
        <text:list-item>
          <text:p text:style-name="P55">PSTH needs several trials to build up</text:p>
        </text:list-item>
        <text:list-item>
          <text:p text:style-name="P55">PSTH measur<text:span text:style-name="T35">ing the</text:span> firing rate can make sense <text:span text:style-name="T35">only</text:span> if there are large populations of similar neurons that receive the same stimulus</text:p>
        </text:list-item>
        <text:list-item>
          <text:p text:style-name="P55">PSTH relies on the implicit assumption that there are always populations of neurons with similar properties</text:p>
          <text:list>
            <text:list-item>
              <text:p text:style-name="P55">Consider for example a frog which wants to catch a fly. It can not wait for the insect to fly repeatedly along exactly the same trajectory. The frog has to base its decision on a single run – each fly and each trajectory is different.</text:p>
            </text:list-item>
          </text:list>
        </text:list-item>
        <text:list-item>
          <text:p text:style-name="P58"><text:span text:style-name="T15">Population rate assume</text:span><text:span text:style-name="T16">s</text:span><text:span text:style-name="T15"> neurons </text:span><text:span text:style-name="T16">are homogeneous with identical connection. </text:span><text:span text:style-name="T21">But</text:span><text:span text:style-name="T16">,</text:span><text:span text:style-name="T15"> </text:span><text:span text:style-name="T16">r</text:span><text:span text:style-name="T15">eal populations will always have a certain degree of heterogeneity both in their internal parameters and in their connectivity pattern</text:span></text:p>
        </text:list-item>
      </text:list>
      <text:p text:style-name="P31"/>
      <text:p text:style-name="P31"/>
      <text:p text:style-name="P31"><text:soft-page-break/></text:p>
      <text:p text:style-name="P29"/>
      <text:p text:style-name="P18">Temporal Coding <text:span text:style-name="T12">(Definition)</text:span></text:p>
      <text:p text:style-name="P21"><text:span text:style-name="T3">By definition, t</text:span><text:span text:style-name="T4">emporal coding is a type of </text:span><text:a xlink:type="simple" xlink:href="https://psychology.wikia.org/wiki/Neural_coding" text:style-name="Internet_20_link" text:visited-style-name="Visited_20_Internet_20_Link">neural coding</text:a><text:span text:style-name="T6"> </text:span><text:span text:style-name="T4">which relies on precise timing of </text:span><text:a xlink:type="simple" xlink:href="https://psychology.wikia.org/wiki/Action_potential" text:style-name="Internet_20_link" text:visited-style-name="Visited_20_Internet_20_Link">action potentials</text:a><text:span text:style-name="T6"> </text:span><text:span text:style-name="T4">or inter-spike intervals. </text:span><text:span text:style-name="T3">It </text:span><text:span text:style-name="T4">tries to account for short-term stimuli producing </text:span><text:span text:style-name="T5">that produce</text:span><text:span text:style-name="T4"> a small number of spikes</text:span></text:p>
      <text:p text:style-name="P27"/>
      <text:p text:style-name="P18"><text:span text:style-name="T1">Threshold-based representation</text:span>:</text:p>
      <text:p text:style-name="P5">Advantages:</text:p>
      <text:list xml:id="list2989061125" text:style-name="L7">
        <text:list-item>
          <text:p text:style-name="P67">Simple and fast (see code)</text:p>
        </text:list-item>
        <text:list-item>
          <text:p text:style-name="P67"><text:span text:style-name="T39">It some ways it does r</text:span>educe white noise by applying the threshold to small perturbations in the signal</text:p>
        </text:list-item>
        <text:list-item>
          <text:p text:style-name="P67">No falsely registered values at the start or end <text:span text:style-name="T39">of the</text:span> spike train <text:span text:style-name="T39">and</text:span> the reconstructed signal</text:p>
        </text:list-item>
      </text:list>
      <text:p text:style-name="P2"/>
      <text:p text:style-name="P11">Disadvantages:</text:p>
      <text:list xml:id="list1088410865" text:style-name="L8">
        <text:list-item>
          <text:p text:style-name="P68">Sensitive to strong white noise in the signal resulting in strong low-frequency artifact components</text:p>
        </text:list-item>
        <text:list-item>
          <text:p text:style-name="P68">Tradeoff between representing small and large events. Since the whole sample length is considered for threshold value calculation, this encoding can be disadvantageous for long samples where there may be amplitude differences between events of different parts of the sample</text:p>
        </text:list-item>
      </text:list>
      <text:p text:style-name="P12"/>
      <text:p text:style-name="P16"><text:span text:style-name="T1">Step forward</text:span>:</text:p>
      <text:p text:style-name="P3">Advantages:</text:p>
      <text:list xml:id="list3924098579" text:style-name="L9">
        <text:list-item>
          <text:p text:style-name="P69">The threshold can be chosen such that small and large amplitude events are both well represented</text:p>
        </text:list-item>
        <text:list-item>
          <text:p text:style-name="P69">Noise in the signal is minimally reduced by the threshold</text:p>
        </text:list-item>
        <text:list-item>
          <text:p text:style-name="P69">Due to the moving baseline, the reconstructed signal does not drift away even for longer signals (No overshoot)</text:p>
        </text:list-item>
      </text:list>
      <text:p text:style-name="P1"/>
      <text:p text:style-name="P8">Disadvantages:</text:p>
      <text:list xml:id="list1267355573" text:style-name="L10">
        <text:list-item>
          <text:p text:style-name="P70">They haven’t reported any disadvantage elsewhere</text:p>
        </text:list-item>
      </text:list>
      <text:p text:style-name="P1"/>
      <text:p text:style-name="P17"><text:span text:style-name="T1">Moving window</text:span>:</text:p>
      <text:p text:style-name="P6">Advantages:</text:p>
      <text:list xml:id="list1726084667" text:style-name="L11">
        <text:list-item>
          <text:p text:style-name="P60">It is robust against <text:span text:style-name="T11">white </text:span>noise</text:p>
        </text:list-item>
        <text:list-item>
          <text:p text:style-name="P60">Moving averge is an optimal smoothing filter in the time domain against white noise</text:p>
        </text:list-item>
        <text:list-item>
          <text:p text:style-name="P60"><text:span text:style-name="T10">C</text:span>ould be used to filter out a strong, artifact frequency component, e.g., power line noise in EEG signals</text:p>
        </text:list-item>
      </text:list>
      <text:p text:style-name="P9">Disadvantages:</text:p>
      <text:list xml:id="list388065020" text:style-name="L12">
        <text:list-item>
          <text:p text:style-name="P61">But it is a poor low pass filter in the frequency domain</text:p>
        </text:list-item>
        <text:list-item>
          <text:p text:style-name="P61"><text:soft-page-break/>Window size heavily affect the cutoff frequency, the slope of the frequency response ad the noise reduction</text:p>
        </text:list-item>
        <text:list-item>
          <text:p text:style-name="P62"><text:span text:style-name="T10">T</text:span>he signal beginning is not encoded well until the window size is reached, <text:span text:style-name="T10">therefore it requires tricks to adjust the baseline</text:span></text:p>
        </text:list-item>
        <text:list-item>
          <text:p text:style-name="P62"><text:span text:style-name="T11">O</text:span>vershoot-type errors often appea<text:span text:style-name="T11">r</text:span></text:p>
          <text:p text:style-name="P61"/>
        </text:list-item>
      </text:list>
      <text:p text:style-name="P19">Ben’s spike algorithm encoding:</text:p>
      <text:p text:style-name="P80">FIR Filter: </text:p>
      <text:list xml:id="list1883272291" text:style-name="L21">
        <text:list-item>
          <text:p text:style-name="P81"><text:span text:style-name="T30">sequence of numbers </text:span><text:span text:style-name="T31">in the form of impulse </text:span><text:span text:style-name="T30">with </text:span><text:span text:style-name="T31">a </text:span><text:span text:style-name="T30">finite length</text:span></text:p>
        </text:list-item>
        <text:list-item>
          <text:p text:style-name="P82"><text:span text:style-name="T30">I</text:span><text:span text:style-name="T32">t is called finite because there is no feedback loop in this form of filter</text:span></text:p>
        </text:list-item>
        <text:list-item>
          <text:p text:style-name="P74">Filter design is based on two parameters: cutoff frequency and filter size</text:p>
        </text:list-item>
        <text:list-item>
          <text:p text:style-name="P74"><text:span text:style-name="T30">Cutoff frequency is to be chosen based on the task-relevant frequency spectrum</text:span></text:p>
        </text:list-item>
      </text:list>
      <text:p text:style-name="P6">Advantages:</text:p>
      <text:list xml:id="list4202368399" text:style-name="L13">
        <text:list-item>
          <text:p text:style-name="P44">Decoding is straightforward <text:span text:style-name="T2">and simple: a convolution of the spike train with the filter coefficients gives </text:span>the reconstructed signal</text:p>
        </text:list-item>
        <text:list-item>
          <text:p text:style-name="P63">BSA can be applied to any positive-valued signal if the filter coefficients are scaled up such that they appropriately match the signal boundaries</text:p>
        </text:list-item>
      </text:list>
      <text:p text:style-name="P26"/>
      <text:p text:style-name="P9">Disadvantages:</text:p>
      <text:list xml:id="list2037942470" text:style-name="L14">
        <text:list-item>
          <text:p text:style-name="P73">BSA works only for positive-valued signals <text:span text:style-name="T40">and for that reason the signals need to be shifted to the </text:span>positive range</text:p>
        </text:list-item>
        <text:list-item>
          <text:p text:style-name="P75">Weakness for plateau signals or step signal because a constant rate is required to represent a nonzero constant value; without spikes</text:p>
        </text:list-item>
        <text:list-item>
          <text:p text:style-name="P75">Offset and scaling error in the reconstructed signal are commons in BSA</text:p>
        </text:list-item>
        <text:list-item>
          <text:p text:style-name="P76">False spikes and false reconstructed values at the start and end of the signal and this require the data to be <text:span text:style-name="T44">shifted</text:span> to<text:span text:style-name="T45">ward</text:span> 0 to improve the encoding</text:p>
        </text:list-item>
        <text:list-item>
          <text:p text:style-name="P76">A grid search or other optimization can be performed to determine the highest encoding fit for possible cutoff size</text:p>
        </text:list-item>
      </text:list>
      <text:p text:style-name="P7"/>
      <text:p text:style-name="P24">Correlation and Synchrony <text:span text:style-name="T22">(Definition)</text:span></text:p>
      <text:p text:style-name="P35"><text:span text:style-name="T47">where </text:span>Information is encoded by the distinction of which neurons fire at the same time. <text:span text:style-name="T23">(III) basically you have a s</text:span>ubset of neurons inside a population <text:span text:style-name="T46">that are</text:span> active at any given point of tim<text:span text:style-name="T23">e. (IV) and this type of coding has been observed observed in the somatosensory cortex of the monkeys, visual cortex of cats as well as grid and place cells</text:span></text:p>
      <text:p text:style-name="P35"/>
      <text:p text:style-name="P39"><text:span text:style-name="T18">Synchrony is more like a measure </text:span><text:span text:style-name="T20">of the degree of synchrony between spike trains</text:span><text:span text:style-name="T19"> and it can be called </text:span><text:span text:style-name="T7">inversely spike train distances. </text:span><text:span text:style-name="T8">It can be used (I) to quantify the reliability of neuronal responses upon repeated presentations of a stimulus and (II) or to test the performance of neuronal models.</text:span></text:p>
      <text:p text:style-name="P35"/>
      <text:list xml:id="list890264383" text:style-name="L15">
        <text:list-item>
          <text:p text:style-name="P45"><text:soft-page-break/><text:span text:style-name="T24">Synchrony between a pair or many neurons c</text:span>ould signify special events and convey information which is not contained in the firing rate of the neurons</text:p>
        </text:list-item>
        <text:list-item>
          <text:p text:style-name="P45">Neurons work in synchrony firing with different relative delays might signify a different stimulus <text:span text:style-name="T37">resulting in a coincidence detector</text:span></text:p>
        </text:list-item>
        <text:list-item>
          <text:p text:style-name="P45">SPIKE synchronization act as coincidence detectors and quantify the degree of similarity or dissimilarity between as few as two spike trains</text:p>
        </text:list-item>
      </text:list>
      <text:p text:style-name="P34"/>
      <text:p text:style-name="P23">Sparse distribution representations <text:span text:style-name="T26">(Sparse coding)</text:span></text:p>
      <text:p text:style-name="P38">Example of sparse coding is Dropout and HTM</text:p>
      <text:p text:style-name="P37"/>
      <text:p text:style-name="P25">What is sparse coding? </text:p>
      <text:list xml:id="list1758089583" text:style-name="L16">
        <text:list-item>
          <text:p text:style-name="P43">Information is represented by a relatively small number of simultaneously active neurons out of a large population</text:p>
        </text:list-item>
        <text:list-item>
          <text:p text:style-name="P64"><text:span text:style-name="T28">I</text:span><text:span text:style-name="T29">n many sensory nervous systems neurons at later stages of processing are generally less than active than those at earlier stages. For instance, <text:s/>a neuron in the retina responds to whatever contrast is present at that point in space, whereas a neuron in the visual cortex would respond only to a specific spatial configuration of light intensities (e.g. an edge of a particular orientation).</text:span></text:p>
        </text:list-item>
      </text:list>
      <text:p text:style-name="P36"/>
      <text:p text:style-name="P4">Advantages:</text:p>
      <text:list xml:id="list3262960673" text:style-name="L17">
        <text:list-item>
          <text:p text:style-name="P71"><text:span text:style-name="T26">I</text:span>t represents complex data in a way that is easier to read out at subsequent levels of processing</text:p>
        </text:list-item>
        <text:list-item>
          <text:p text:style-name="P72"><text:span text:style-name="T26">I</text:span>t allows for increased storage capacity in associative memories</text:p>
        </text:list-item>
        <text:list-item>
          <text:p text:style-name="P72"><text:span text:style-name="T26">I</text:span>t makes the structure in natural signals explicit</text:p>
        </text:list-item>
        <text:list-item>
          <text:p text:style-name="P72"><text:span text:style-name="T27">I</text:span>t saves energy – <text:span text:style-name="T27">Power efficient</text:span></text:p>
        </text:list-item>
      </text:list>
      <text:p text:style-name="P10">Disadvantages:</text:p>
      <text:list xml:id="list3324429252" text:style-name="L18">
        <text:list-item>
          <text:p text:style-name="P77"/>
        </text:list-item>
      </text:list>
      <text:p text:style-name="P10"/>
      <text:p text:style-name="P22">Parallel binary coding</text:p>
      <text:p text:style-name="P4">Advantages:</text:p>
      <text:list xml:id="list175034159957200" text:continue-list="list3262960673" text:style-name="L17">
        <text:list-item>
          <text:p text:style-name="P79"/>
        </text:list-item>
      </text:list>
      <text:p text:style-name="P10">Disadvantages:</text:p>
      <text:list xml:id="list3643163168" text:style-name="L19">
        <text:list-item>
          <text:p text:style-name="P78"/>
        </text:list-item>
      </text:list>
      <text:p text:style-name="P10"/>
      <text:p text:style-name="P15">Conclusion:</text:p>
      <text:p text:style-name="P40">What are the main take aways from this study?</text:p>
      <text:list xml:id="list3820162146" text:style-name="L20">
        <text:list-item>
          <text:p text:style-name="P66">What should we focus on as a next step? Simpler spike encoder that solve simple tasks or more complex spike encoder for more complex tasks?</text:p>
        </text:list-item>
        <text:list-item>
          <text:p text:style-name="P66">Should a spike encoder replicate biology or be inspired by biology (inspiration vs replication)</text:p>
        </text:list-item>
        <text:list-item>
          <text:p text:style-name="P66"><text:soft-page-break/>Based on what criterias someone should select a specific encoding technique?</text:p>
        </text:list-item>
        <text:list-item>
          <text:p text:style-name="P66">What are some aspects which we can compromise /sacrifice while selecting any encoding scheme ?</text:p>
        </text:list-item>
        <text:list-item>
          <text:p text:style-name="P66">Should we always compare different encoding techniques for every problem? If so, how?</text:p>
        </text:list-item>
        <text:list-item>
          <text:p text:style-name="P66">What kinds of investigation that need to be made (authors suggested further investigation but what kind of investigation as this is too broa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AU"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c__20_Content_7e_LT_7e_Gliederung_20_1" style:display-name="Title, Conten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7e_LT_7e_Hintergrund" style:display-name="Title,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1" style:display-name="Blank Slide~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6T12:38:05.305759687</meta:creation-date>
    <meta:generator>LibreOffice/6.0.7.3$Linux_X86_64 LibreOffice_project/00m0$Build-3</meta:generator>
    <dc:date>2021-11-10T17:50:31.953886966</dc:date>
    <meta:editing-duration>P3DT6M43S</meta:editing-duration>
    <meta:editing-cycles>53</meta:editing-cycles>
    <meta:document-statistic meta:table-count="0" meta:image-count="0" meta:object-count="0" meta:page-count="6" meta:paragraph-count="114" meta:word-count="1663" meta:character-count="9854" meta:non-whitespace-character-count="8370"/>
  </office:meta>
</office:document-meta>
</file>